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24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48.01mm"/>
    </style:style>
    <style:style style:name="co4" style:family="table-column">
      <style:table-column-properties fo:break-before="auto" style:column-width="137.8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4.47mm"/>
    </style:style>
    <style:style style:name="co7" style:family="table-column">
      <style:table-column-properties fo:break-before="auto" style:column-width="44.75mm"/>
    </style:style>
    <style:style style:name="co8" style:family="table-column">
      <style:table-column-properties fo:break-before="auto" style:column-width="26.49mm"/>
    </style:style>
    <style:style style:name="co9" style:family="table-column">
      <style:table-column-properties fo:break-before="auto" style:column-width="11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116"/>
    <style:style style:name="ce3" style:family="table-cell" style:parent-style-name="Default" style:data-style-name="N10112"/>
  </office:automatic-styles>
  <office:body>
    <office:spreadsheet>
      <table:calculation-settings table:automatic-find-labels="false" table:use-regular-expressions="false" table:use-wildcards="true"/>
      <table:table table:name="RAW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5" table:number-columns-repeated="2" table:default-cell-style-name="ce3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table:style-name="Default"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Already Hav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N &amp; link</text:p>
          </table:table-cell>
          <table:table-cell office:value-type="string" calcext:value-type="string">
            <text:p>Mfr PN</text:p>
          </table:table-cell>
          <table:table-cell table:style-name="Default" office:value-type="string" calcext:value-type="string">
            <text:p>Price/unit @ Q</text:p>
          </table:table-cell>
          <table:table-cell office:value-type="string" calcext:value-type="string">
            <text:p>MOQ</text:p>
          </table:table-cell>
          <table:table-cell table:style-name="Default" office:value-type="string" calcext:value-type="string">
            <text:p>Total price</text:p>
          </table:table-cell>
          <table:table-cell table:style-name="Default"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C11 C4 C3 C12 C13 C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ultilayer-Ceramic-Capacitors-MLCC-SMD-SMT_SAMSUNG_CL10A106MO8NQNC_10uF-106-20-16V_C92487.html" xlink:type="simple">C92487</text:a></text:p>
          </table:table-cell>
          <table:table-cell office:value-type="string" calcext:value-type="string">
            <text:p>CL10A106MO8NQNC</text:p>
          </table:table-cell>
          <table:table-cell office:value-type="currency" office:currency="USD" office:value="0.034" calcext:value-type="currency">
            <text:p>$0.0340</text:p>
          </table:table-cell>
          <table:table-cell office:value-type="float" office:value="10" calcext:value-type="float">
            <text:p>10</text:p>
          </table:table-cell>
          <table:table-cell table:formula="of:=MAX([.J2];[.B2])*[.I2]" office:value-type="currency" office:currency="USD" office:value="0.34" calcext:value-type="currency">
            <text:p>$0.34</text:p>
          </table:table-cell>
          <table:table-cell table:formula="of:=IF([.E2]=&quot;NO&quot;;[.K2];0)" office:value-type="currency" office:currency="USD" office:value="0.34" calcext:value-type="currency">
            <text:p>$0.34</text:p>
          </table:table-cell>
        </table:table-row>
        <table:table-row table:style-name="ro1">
          <table:table-cell office:value-type="string" calcext:value-type="string">
            <text:p>C14 C2 C1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ultilayer-Ceramic-Capacitors-MLCC-SMD-SMT_SAMSUNG_CL10A226MP8NUNE_22uF-226-20-10V_C86295.html" xlink:type="simple">C86295</text:a></text:p>
          </table:table-cell>
          <table:table-cell office:value-type="string" calcext:value-type="string">
            <text:p>CL10A226MP8NUNE</text:p>
          </table:table-cell>
          <table:table-cell office:value-type="currency" office:currency="USD" office:value="0.023" calcext:value-type="currency">
            <text:p>$0.0230</text:p>
          </table:table-cell>
          <table:table-cell office:value-type="float" office:value="20" calcext:value-type="float">
            <text:p>20</text:p>
          </table:table-cell>
          <table:table-cell table:formula="of:=MAX([.J3];[.B3])*[.I3]" office:value-type="currency" office:currency="USD" office:value="0.46" calcext:value-type="currency">
            <text:p>$0.46</text:p>
          </table:table-cell>
          <table:table-cell table:formula="of:=IF([.E3]=&quot;NO&quot;;[.K3];0)" office:value-type="currency" office:currency="USD" office:value="0.46" calcext:value-type="currency">
            <text:p>$0.46</text:p>
          </table:table-cell>
        </table:table-row>
        <table:table-row table:style-name="ro1">
          <table:table-cell office:value-type="string" calcext:value-type="string">
            <text:p>C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Others_Samsung-Electro-Mechanics_CL10B153KB8NNNC_Samsung-Electro-Mechanics-CL10B153KB8NNNC_C296713.html" xlink:type="simple">C296713</text:a></text:p>
          </table:table-cell>
          <table:table-cell office:value-type="string" calcext:value-type="string">
            <text:p>CL10B153KB8NNNC</text:p>
          </table:table-cell>
          <table:table-cell office:value-type="currency" office:currency="USD" office:value="0.0058" calcext:value-type="currency">
            <text:p>$0.0058</text:p>
          </table:table-cell>
          <table:table-cell office:value-type="float" office:value="50" calcext:value-type="float">
            <text:p>50</text:p>
          </table:table-cell>
          <table:table-cell table:formula="of:=MAX([.J4];[.B4])*[.I4]" office:value-type="currency" office:currency="USD" office:value="0.29" calcext:value-type="currency">
            <text:p>$0.29</text:p>
          </table:table-cell>
          <table:table-cell table:formula="of:=IF([.E4]=&quot;NO&quot;;[.K4];0)" office:value-type="currency" office:currency="USD" office:value="0.29" calcext:value-type="currency">
            <text:p>$0.29</text:p>
          </table:table-cell>
        </table:table-row>
        <table:table-row table:style-name="ro1">
          <table:table-cell office:value-type="string" calcext:value-type="string">
            <text:p>C36 C35 C27 C34 C26 C25 C23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ultilayer-Ceramic-Capacitors-MLCC-SMD-SMT_SAMSUNG_CL10A475KA8NQNC_4-7uF-475-10-25V_C69335.html" xlink:type="simple">C69335</text:a></text:p>
          </table:table-cell>
          <table:table-cell office:value-type="string" calcext:value-type="string">
            <text:p>CL10A475KA8NQNC</text:p>
          </table:table-cell>
          <table:table-cell office:value-type="currency" office:currency="USD" office:value="0.0303" calcext:value-type="currency">
            <text:p>$0.0303</text:p>
          </table:table-cell>
          <table:table-cell office:value-type="float" office:value="20" calcext:value-type="float">
            <text:p>20</text:p>
          </table:table-cell>
          <table:table-cell table:formula="of:=MAX([.J5];[.B5])*[.I5]" office:value-type="currency" office:currency="USD" office:value="0.606" calcext:value-type="currency">
            <text:p>$0.61</text:p>
          </table:table-cell>
          <table:table-cell table:formula="of:=IF([.E5]=&quot;NO&quot;;[.K5];0)" office:value-type="currency" office:currency="USD" office:value="0.606" calcext:value-type="currency">
            <text:p>$0.61</text:p>
          </table:table-cell>
        </table:table-row>
        <table:table-row table:style-name="ro1">
          <table:table-cell office:value-type="string" calcext:value-type="string">
            <text:p>C3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Others_Samsung-Electro-Mechanics_CL10F474ZO8NNNC_Samsung-Electro-Mechanics-CL10F474ZO8NNNC_C318652.html" xlink:type="simple">C318652</text:a></text:p>
          </table:table-cell>
          <table:table-cell office:value-type="string" calcext:value-type="string">
            <text:p>CL10F474ZO8NNNC</text:p>
          </table:table-cell>
          <table:table-cell office:value-type="currency" office:currency="USD" office:value="0.0081" calcext:value-type="currency">
            <text:p>$0.0081</text:p>
          </table:table-cell>
          <table:table-cell office:value-type="float" office:value="50" calcext:value-type="float">
            <text:p>50</text:p>
          </table:table-cell>
          <table:table-cell table:formula="of:=MAX([.J6];[.B6])*[.I6]" office:value-type="currency" office:currency="USD" office:value="0.405" calcext:value-type="currency">
            <text:p>$0.41</text:p>
          </table:table-cell>
          <table:table-cell table:formula="of:=IF([.E6]=&quot;NO&quot;;[.K6];0)" office:value-type="currency" office:currency="USD" office:value="0.405" calcext:value-type="currency">
            <text:p>$0.41</text:p>
          </table:table-cell>
        </table:table-row>
        <table:table-row table:style-name="ro1">
          <table:table-cell office:value-type="string" calcext:value-type="string">
            <text:p>C39 C3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p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ultilayer-Ceramic-Capacitors-MLCC-SMD-SMT_SAMSUNG_CL10C300JB8NNNC_30pF-300-5-50V_C22397.html" xlink:type="simple">C22397</text:a></text:p>
          </table:table-cell>
          <table:table-cell office:value-type="string" calcext:value-type="string">
            <text:p>CL10C300JB8NNNC</text:p>
          </table:table-cell>
          <table:table-cell office:value-type="currency" office:currency="USD" office:value="0.0053" calcext:value-type="currency">
            <text:p>$0.0053</text:p>
          </table:table-cell>
          <table:table-cell office:value-type="float" office:value="50" calcext:value-type="float">
            <text:p>50</text:p>
          </table:table-cell>
          <table:table-cell table:formula="of:=MAX([.J7];[.B7])*[.I7]" office:value-type="currency" office:currency="USD" office:value="0.265" calcext:value-type="currency">
            <text:p>$0.27</text:p>
          </table:table-cell>
          <table:table-cell table:formula="of:=IF([.E7]=&quot;NO&quot;;[.K7];0)" office:value-type="currency" office:currency="USD" office:value="0.265" calcext:value-type="currency">
            <text:p>$0.27</text:p>
          </table:table-cell>
        </table:table-row>
        <table:table-row table:style-name="ro1">
          <table:table-cell office:value-type="string" calcext:value-type="string">
            <text:p>C4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ultilayer-Ceramic-Capacitors-MLCC-SMD-SMT_SAMSUNG_CL10B105KO8NNNC_1uF-105-10-16V_C59782.html" xlink:type="simple">C59782</text:a></text:p>
          </table:table-cell>
          <table:table-cell office:value-type="string" calcext:value-type="string">
            <text:p>CL10B105KO8NNNC</text:p>
          </table:table-cell>
          <table:table-cell office:value-type="currency" office:currency="USD" office:value="0.0065" calcext:value-type="currency">
            <text:p>$0.0065</text:p>
          </table:table-cell>
          <table:table-cell office:value-type="float" office:value="50" calcext:value-type="float">
            <text:p>50</text:p>
          </table:table-cell>
          <table:table-cell table:formula="of:=MAX([.J8];[.B8])*[.I8]" office:value-type="currency" office:currency="USD" office:value="0.325" calcext:value-type="currency">
            <text:p>$0.33</text:p>
          </table:table-cell>
          <table:table-cell table:formula="of:=IF([.E8]=&quot;NO&quot;;[.K8];0)" office:value-type="currency" office:currency="USD" office:value="0.325" calcext:value-type="currency">
            <text:p>$0.33</text:p>
          </table:table-cell>
        </table:table-row>
        <table:table-row table:style-name="ro1">
          <table:table-cell office:value-type="string" calcext:value-type="string">
            <text:p>C9 C6 C5 C10 C7 C8 C18 C15 C16 C33 C32 C31 C30 C29 C28 C20 C21 C19 C24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ultilayer-Ceramic-Capacitors-MLCC-SMD-SMT_SAMSUNG_CL10B104KA8NNNC_100nF-104-10-25V_C1590.html" xlink:type="simple">C1590</text:a></text:p>
          </table:table-cell>
          <table:table-cell office:value-type="string" calcext:value-type="string">
            <text:p>CL10B104KA8NNNC</text:p>
          </table:table-cell>
          <table:table-cell office:value-type="currency" office:currency="USD" office:value="0.0057" calcext:value-type="currency">
            <text:p>$0.0057</text:p>
          </table:table-cell>
          <table:table-cell office:value-type="float" office:value="50" calcext:value-type="float">
            <text:p>50</text:p>
          </table:table-cell>
          <table:table-cell table:formula="of:=MAX([.J9];[.B9])*[.I9]" office:value-type="currency" office:currency="USD" office:value="0.285" calcext:value-type="currency">
            <text:p>$0.29</text:p>
          </table:table-cell>
          <table:table-cell table:formula="of:=IF([.E9]=&quot;NO&quot;;[.K9];0)" office:value-type="currency" office:currency="USD" office:value="0.285" calcext:value-type="currency">
            <text:p>$0.29</text:p>
          </table:table-cell>
        </table:table-row>
        <table:table-row table:style-name="ro1">
          <table:table-cell office:value-type="string" calcext:value-type="string">
            <text:p>D4 D3 D2 D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Light-Emitting-Diodes-LED_0603-green_C205443.html" xlink:type="simple">C205443</text:a></text:p>
          </table:table-cell>
          <table:table-cell office:value-type="string" calcext:value-type="string">
            <text:p>ORH-G36G</text:p>
          </table:table-cell>
          <table:table-cell office:value-type="currency" office:currency="USD" office:value="0.0096" calcext:value-type="currency">
            <text:p>$0.0096</text:p>
          </table:table-cell>
          <table:table-cell office:value-type="float" office:value="50" calcext:value-type="float">
            <text:p>50</text:p>
          </table:table-cell>
          <table:table-cell table:formula="of:=MAX([.J10];[.B10])*[.I10]" office:value-type="currency" office:currency="USD" office:value="0.48" calcext:value-type="currency">
            <text:p>$0.48</text:p>
          </table:table-cell>
          <table:table-cell table:formula="of:=IF([.E10]=&quot;NO&quot;;[.K10];0)" office:value-type="currency" office:currency="USD" office:value="0.48" calcext:value-type="currency">
            <text:p>$0.48</text:p>
          </table:table-cell>
        </table:table-row>
        <table:table-row table:style-name="ro1">
          <table:table-cell office:value-type="string" calcext:value-type="string">
            <text:p>J1 J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S_OUT &amp; MAINS_IN</text:p>
          </table:table-cell>
          <table:table-cell office:value-type="string" calcext:value-type="string">
            <text:p>1792229:PHOENIX_17922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www.mouser.co.uk/ProductDetail/Phoenix-Contact/1792229?qs=%2Fha2pyFadujIcLo32OoG2Ma%252B1g2sSf4T5CmvtN0GSE8%3D" xlink:type="simple">651-1792229</text:a></text:p>
          </table:table-cell>
          <table:table-cell table:style-name="ce1" office:value-type="float" office:value="1792229" calcext:value-type="float">
            <text:p>1792229</text:p>
          </table:table-cell>
          <table:table-cell office:value-type="currency" office:currency="USD" office:value="4.26" calcext:value-type="currency">
            <text:p>$4.2600</text:p>
          </table:table-cell>
          <table:table-cell office:value-type="float" office:value="1" calcext:value-type="float">
            <text:p>1</text:p>
          </table:table-cell>
          <table:table-cell table:formula="of:=MAX([.J11];[.B11])*[.I11]" office:value-type="currency" office:currency="USD" office:value="8.52" calcext:value-type="currency">
            <text:p>$8.52</text:p>
          </table:table-cell>
          <table:table-cell table:formula="of:=IF([.E11]=&quot;NO&quot;;[.K11];0)" office:value-type="currency" office:currency="USD" office:value="8.52" calcext:value-type="currency">
            <text:p>$8.52</text:p>
          </table:table-cell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_BOOT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Wire-To-Board-Wire-To-Wire-Connector_Shenzhen-Cankemeng-2510S-2P_C132504.html" xlink:type="simple">C132504</text:a></text:p>
          </table:table-cell>
          <table:table-cell office:value-type="string" calcext:value-type="string">
            <text:p>2510S-2P</text:p>
          </table:table-cell>
          <table:table-cell office:value-type="currency" office:currency="USD" office:value="0.0102" calcext:value-type="currency">
            <text:p>$0.0102</text:p>
          </table:table-cell>
          <table:table-cell office:value-type="float" office:value="50" calcext:value-type="float">
            <text:p>50</text:p>
          </table:table-cell>
          <table:table-cell table:formula="of:=MAX([.J12];[.B12])*[.I12]" office:value-type="currency" office:currency="USD" office:value="0.51" calcext:value-type="currency">
            <text:p>$0.51</text:p>
          </table:table-cell>
          <table:table-cell table:formula="of:=IF([.E12]=&quot;NO&quot;;[.K12];0)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J5 J4 J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P_JTAG</text:p>
          </table:table-cell>
          <table:table-cell office:value-type="string" calcext:value-type="string">
            <text:p>Connector_JST:JST_PH_B6B-PH-K_1x06_P2.00mm_Vert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Wire-To-Board-Wire-To-Wire-Connector_Boom-Precision-Elec-PH-6A_C33478.html" xlink:type="simple">C33478</text:a></text:p>
          </table:table-cell>
          <table:table-cell office:value-type="string" calcext:value-type="string">
            <text:p>PH-6A</text:p>
          </table:table-cell>
          <table:table-cell office:value-type="currency" office:currency="USD" office:value="0.0105" calcext:value-type="currency">
            <text:p>$0.0105</text:p>
          </table:table-cell>
          <table:table-cell office:value-type="float" office:value="50" calcext:value-type="float">
            <text:p>50</text:p>
          </table:table-cell>
          <table:table-cell table:formula="of:=MAX([.J13];[.B13])*[.I13]" office:value-type="currency" office:currency="USD" office:value="0.525" calcext:value-type="currency">
            <text:p>$0.53</text:p>
          </table:table-cell>
          <table:table-cell table:formula="of:=IF([.E13]=&quot;NO&quot;;[.K13];0)" office:value-type="currency" office:currency="USD" office:value="0.525" calcext:value-type="currency">
            <text:p>$0.53</text:p>
          </table:table-cell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_SD_Card</text:p>
          </table:table-cell>
          <table:table-cell office:value-type="string" calcext:value-type="string">
            <text:p>Connector_Card:microSD_HC_Hirose_DM3D-S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www.mouser.co.uk/ProductDetail/Hirose-Connector/DM3D-SF?qs=sGAEpiMZZMuJakaoiLiBpnXBVL%252BdeeUjV4z8Ehv1eJI%3D" xlink:type="simple">798-DM3D-SF</text:a></text:p>
          </table:table-cell>
          <table:table-cell office:value-type="string" calcext:value-type="string">
            <text:p>DM3D-SF</text:p>
          </table:table-cell>
          <table:table-cell office:value-type="currency" office:currency="USD" office:value="1.53" calcext:value-type="currency">
            <text:p>$1.5300</text:p>
          </table:table-cell>
          <table:table-cell office:value-type="float" office:value="1" calcext:value-type="float">
            <text:p>1</text:p>
          </table:table-cell>
          <table:table-cell table:formula="of:=MAX([.J14];[.B14])*[.I14]" office:value-type="currency" office:currency="USD" office:value="1.53" calcext:value-type="currency">
            <text:p>$1.53</text:p>
          </table:table-cell>
          <table:table-cell table:formula="of:=IF([.E14]=&quot;NO&quot;;[.K14];0)" office:value-type="currency" office:currency="USD" office:value="1.53" calcext:value-type="currency">
            <text:p>$1.53</text:p>
          </table:table-cell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cro-B_Molex_47346-0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USB-Connectors_MOLEX_47346-0001_47346-0001_C132560.html" xlink:type="simple">C132560</text:a></text:p>
          </table:table-cell>
          <table:table-cell office:value-type="string" calcext:value-type="string">
            <text:p>47346-0001</text:p>
          </table:table-cell>
          <table:table-cell office:value-type="currency" office:currency="USD" office:value="0.832" calcext:value-type="currency">
            <text:p>$0.8320</text:p>
          </table:table-cell>
          <table:table-cell office:value-type="float" office:value="1" calcext:value-type="float">
            <text:p>1</text:p>
          </table:table-cell>
          <table:table-cell table:formula="of:=MAX([.J15];[.B15])*[.I15]" office:value-type="currency" office:currency="USD" office:value="0.832" calcext:value-type="currency">
            <text:p>$0.83</text:p>
          </table:table-cell>
          <table:table-cell table:formula="of:=IF([.E15]=&quot;NO&quot;;[.K15];0)" office:value-type="currency" office:currency="USD" office:value="0.832" calcext:value-type="currency">
            <text:p>$0.83</text:p>
          </table:table-cell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Uniroyal-Elec-0603WAF1003T5E_C25803.html" xlink:type="simple">C25803</text:a></text:p>
          </table:table-cell>
          <table:table-cell office:value-type="string" calcext:value-type="string">
            <text:p>0603WAF1003T5E</text:p>
          </table:table-cell>
          <table:table-cell office:value-type="currency" office:currency="USD" office:value="0.001" calcext:value-type="currency">
            <text:p>$0.0010</text:p>
          </table:table-cell>
          <table:table-cell office:value-type="float" office:value="100" calcext:value-type="float">
            <text:p>100</text:p>
          </table:table-cell>
          <table:table-cell table:formula="of:=MAX([.J16];[.B16])*[.I16]" office:value-type="currency" office:currency="USD" office:value="0.1" calcext:value-type="currency">
            <text:p>$0.10</text:p>
          </table:table-cell>
          <table:table-cell table:formula="of:=IF([.E16]=&quot;NO&quot;;[.K16];0)" office:value-type="currency" office:currency="USD" office:value="0.1" calcext:value-type="currency">
            <text:p>$0.10</text:p>
          </table:table-cell>
        </table:table-row>
        <table:table-row table:style-name="ro1">
          <table:table-cell office:value-type="string" calcext:value-type="string">
            <text:p>R11 R1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Uniroyal-Elec-0603WAF1002T5E_C25804.html" xlink:type="simple">C25804</text:a></text:p>
          </table:table-cell>
          <table:table-cell office:value-type="string" calcext:value-type="string">
            <text:p>0603WAF1002T5E</text:p>
          </table:table-cell>
          <table:table-cell office:value-type="currency" office:currency="USD" office:value="0.001" calcext:value-type="currency">
            <text:p>$0.0010</text:p>
          </table:table-cell>
          <table:table-cell office:value-type="float" office:value="100" calcext:value-type="float">
            <text:p>100</text:p>
          </table:table-cell>
          <table:table-cell table:formula="of:=MAX([.J17];[.B17])*[.I17]" office:value-type="currency" office:currency="USD" office:value="0.1" calcext:value-type="currency">
            <text:p>$0.10</text:p>
          </table:table-cell>
          <table:table-cell table:formula="of:=IF([.E17]=&quot;NO&quot;;[.K17];0)" office:value-type="currency" office:currency="USD" office:value="0.1" calcext:value-type="currency">
            <text:p>$0.10</text:p>
          </table:table-cell>
        </table:table-row>
        <table:table-row table:style-name="ro1">
          <table:table-cell office:value-type="string" calcext:value-type="string">
            <text:p>R14 R9 R1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Uniroyal-Elec-0603WAF1001T5E_C21190.html" xlink:type="simple">C21190</text:a></text:p>
          </table:table-cell>
          <table:table-cell office:value-type="string" calcext:value-type="string">
            <text:p>0603WAF1001T5E</text:p>
          </table:table-cell>
          <table:table-cell office:value-type="currency" office:currency="USD" office:value="0.0008" calcext:value-type="currency">
            <text:p>$0.0008</text:p>
          </table:table-cell>
          <table:table-cell office:value-type="float" office:value="100" calcext:value-type="float">
            <text:p>100</text:p>
          </table:table-cell>
          <table:table-cell table:formula="of:=MAX([.J18];[.B18])*[.I18]" office:value-type="currency" office:currency="USD" office:value="0.08" calcext:value-type="currency">
            <text:p>$0.08</text:p>
          </table:table-cell>
          <table:table-cell table:formula="of:=IF([.E18]=&quot;NO&quot;;[.K18];0)" office:value-type="currency" office:currency="USD" office:value="0.08" calcext:value-type="currency">
            <text:p>$0.08</text:p>
          </table:table-cell>
        </table:table-row>
        <table:table-row table:style-name="ro1">
          <table:table-cell office:value-type="string" calcext:value-type="string">
            <text:p>R15 R13 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220R-220R-1_C107696.html" xlink:type="simple">C107696</text:a></text:p>
          </table:table-cell>
          <table:table-cell office:value-type="string" calcext:value-type="string">
            <text:p>RC0603FR-07220RL</text:p>
          </table:table-cell>
          <table:table-cell office:value-type="currency" office:currency="USD" office:value="0.0009" calcext:value-type="currency">
            <text:p>$0.0009</text:p>
          </table:table-cell>
          <table:table-cell office:value-type="float" office:value="100" calcext:value-type="float">
            <text:p>100</text:p>
          </table:table-cell>
          <table:table-cell table:formula="of:=MAX([.J19];[.B19])*[.I19]" office:value-type="currency" office:currency="USD" office:value="0.09" calcext:value-type="currency">
            <text:p>$0.09</text:p>
          </table:table-cell>
          <table:table-cell table:formula="of:=IF([.E19]=&quot;NO&quot;;[.K19];0)" office:value-type="currency" office:currency="USD" office:value="0.09" calcext:value-type="currency">
            <text:p>$0.09</text:p>
          </table:table-cell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u/500u</text:p>
          </table:table-cell>
          <table:table-cell office:value-type="string" calcext:value-type="string">
            <text:p>Project:WSL40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www.mouser.co.uk/ProductDetail/Vishay-Dale/WSL4026L5000FEB?qs=%2Fha2pyFadujlnBizxjkcavoM%2FsPXBoIcHkfBFqLjrJ%2F7%252BpHBBCc1BA%3D%3D" xlink:type="simple">71-WSL4026L5000FEB</text:a></text:p>
          </table:table-cell>
          <table:table-cell office:value-type="string" calcext:value-type="string">
            <text:p>WSL4026L5000FEB</text:p>
          </table:table-cell>
          <table:table-cell office:value-type="currency" office:currency="USD" office:value="2.17" calcext:value-type="currency">
            <text:p>$2.1700</text:p>
          </table:table-cell>
          <table:table-cell office:value-type="float" office:value="1" calcext:value-type="float">
            <text:p>1</text:p>
          </table:table-cell>
          <table:table-cell table:formula="of:=MAX([.J20];[.B20])*[.I20]" office:value-type="currency" office:currency="USD" office:value="2.17" calcext:value-type="currency">
            <text:p>$2.17</text:p>
          </table:table-cell>
          <table:table-cell table:formula="of:=IF([.E20]=&quot;NO&quot;;[.K20];0)" office:value-type="currency" office:currency="USD" office:value="2.17" calcext:value-type="currency">
            <text:p>$2.17</text:p>
          </table:table-cell>
        </table:table-row>
        <table:table-row table:style-name="ro1">
          <table:table-cell office:value-type="string" calcext:value-type="string">
            <text:p>R3 R5 R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RC1206DR-07330KL_C163390.html" xlink:type="simple">C163390</text:a></text:p>
          </table:table-cell>
          <table:table-cell office:value-type="string" calcext:value-type="string">
            <text:p>RC1206DR-07330KL</text:p>
          </table:table-cell>
          <table:table-cell office:value-type="currency" office:currency="USD" office:value="0.0112" calcext:value-type="currency">
            <text:p>$0.0112</text:p>
          </table:table-cell>
          <table:table-cell office:value-type="float" office:value="50" calcext:value-type="float">
            <text:p>50</text:p>
          </table:table-cell>
          <table:table-cell table:formula="of:=MAX([.J21];[.B21])*[.I21]" office:value-type="currency" office:currency="USD" office:value="0.56" calcext:value-type="currency">
            <text:p>$0.56</text:p>
          </table:table-cell>
          <table:table-cell table:formula="of:=IF([.E21]=&quot;NO&quot;;[.K21];0)" office:value-type="currency" office:currency="USD" office:value="0.56" calcext:value-type="currency">
            <text:p>$0.56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Walsin-Tech-Corp-WR06X0000FTL_C163836.html" xlink:type="simple">C163836</text:a></text:p>
          </table:table-cell>
          <table:table-cell office:value-type="string" calcext:value-type="string">
            <text:p>WR06X0000FTL</text:p>
          </table:table-cell>
          <table:table-cell office:value-type="currency" office:currency="USD" office:value="0.0008" calcext:value-type="currency">
            <text:p>$0.0008</text:p>
          </table:table-cell>
          <table:table-cell office:value-type="float" office:value="100" calcext:value-type="float">
            <text:p>100</text:p>
          </table:table-cell>
          <table:table-cell table:formula="of:=MAX([.J22];[.B22])*[.I22]" office:value-type="currency" office:currency="USD" office:value="0.08" calcext:value-type="currency">
            <text:p>$0.08</text:p>
          </table:table-cell>
          <table:table-cell table:formula="of:=IF([.E22]=&quot;NO&quot;;[.K22];0)" office:value-type="currency" office:currency="USD" office:value="0.08" calcext:value-type="currency">
            <text:p>$0.08</text:p>
          </table:table-cell>
        </table:table-row>
        <table:table-row table:style-name="ro1">
          <table:table-cell office:value-type="string" calcext:value-type="string">
            <text:p>R6 R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Others_Guangdong-Fenghua-Advanced-Tech-RS-03K1503FT_C294649.html" xlink:type="simple">C294649</text:a></text:p>
          </table:table-cell>
          <table:table-cell office:value-type="string" calcext:value-type="string">
            <text:p>RS-03K1503FT</text:p>
          </table:table-cell>
          <table:table-cell office:value-type="currency" office:currency="USD" office:value="0.001" calcext:value-type="currency">
            <text:p>$0.0010</text:p>
          </table:table-cell>
          <table:table-cell office:value-type="float" office:value="100" calcext:value-type="float">
            <text:p>100</text:p>
          </table:table-cell>
          <table:table-cell table:formula="of:=MAX([.J23];[.B23])*[.I23]" office:value-type="currency" office:currency="USD" office:value="0.1" calcext:value-type="currency">
            <text:p>$0.10</text:p>
          </table:table-cell>
          <table:table-cell table:formula="of:=IF([.E23]=&quot;NO&quot;;[.K23];0)" office:value-type="currency" office:currency="USD" office:value="0.1" calcext:value-type="currency">
            <text:p>$0.10</text:p>
          </table:table-cell>
        </table:table-row>
        <table:table-row table:style-name="ro1">
          <table:table-cell office:value-type="string" calcext:value-type="string">
            <text:p>SW1 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_SW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Tactile-Switches_BRIGHT-TSA061G50-250_C294501.html" xlink:type="simple">C294501</text:a></text:p>
          </table:table-cell>
          <table:table-cell office:value-type="string" calcext:value-type="string">
            <text:p>TSA061G50-250</text:p>
          </table:table-cell>
          <table:table-cell office:value-type="currency" office:currency="USD" office:value="0.0193" calcext:value-type="currency">
            <text:p>$0.0193</text:p>
          </table:table-cell>
          <table:table-cell office:value-type="float" office:value="20" calcext:value-type="float">
            <text:p>20</text:p>
          </table:table-cell>
          <table:table-cell table:formula="of:=MAX([.J24];[.B24])*[.I24]" office:value-type="currency" office:currency="USD" office:value="0.386" calcext:value-type="currency">
            <text:p>$0.39</text:p>
          </table:table-cell>
          <table:table-cell table:formula="of:=IF([.E24]=&quot;NO&quot;;[.K24];0)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TP1 TP2 TP3 TP4 TP5 TP6 TP7 TP8 TP9 TP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veral</text:p>
          </table:table-cell>
          <table:table-cell office:value-type="string" calcext:value-type="string">
            <text:p>Connector_Pin:Pin_D1.0mm_L10.0m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Test-Points-Test-Rings_Keystone_5001_Keystone-5001_C238122.html" xlink:type="simple">C238122</text:a></text:p>
          </table:table-cell>
          <table:table-cell table:style-name="ce1" office:value-type="float" office:value="5001" calcext:value-type="float">
            <text:p>5001</text:p>
          </table:table-cell>
          <table:table-cell office:value-type="currency" office:currency="USD" office:value="0.2402" calcext:value-type="currency">
            <text:p>$0.2402</text:p>
          </table:table-cell>
          <table:table-cell office:value-type="float" office:value="1" calcext:value-type="float">
            <text:p>1</text:p>
          </table:table-cell>
          <table:table-cell table:formula="of:=MAX([.J25];[.B25])*[.I25]" office:value-type="currency" office:currency="USD" office:value="2.402" calcext:value-type="currency">
            <text:p>$2.40</text:p>
          </table:table-cell>
          <table:table-cell table:formula="of:=IF([.E25]=&quot;NO&quot;;[.K25];0)" office:value-type="currency" office:currency="USD" office:value="2.402" calcext:value-type="currency">
            <text:p>$2.40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uM6000</text:p>
          </table:table-cell>
          <table:table-cell office:value-type="string" calcext:value-type="string">
            <text:p>Package_SO:SOIC-16W_7.5x10.3mm_P1.27m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www.mouser.co.uk/ProductDetail/Analog-Devices-Linear-Technology/ADUM6000ARWZ?qs=sGAEpiMZZMtitjHzVIkrqYThiPHWFX9a%252B4Vw0ce1w00%3D" xlink:type="simple">584-ADUM6000ARWZ</text:a></text:p>
          </table:table-cell>
          <table:table-cell office:value-type="string" calcext:value-type="string">
            <text:p>ADUM6000ARWZ</text:p>
          </table:table-cell>
          <table:table-cell office:value-type="currency" office:currency="USD" office:value="8.61" calcext:value-type="currency">
            <text:p>$8.6100</text:p>
          </table:table-cell>
          <table:table-cell office:value-type="float" office:value="1" calcext:value-type="float">
            <text:p>1</text:p>
          </table:table-cell>
          <table:table-cell table:formula="of:=MAX([.J26];[.B26])*[.I26]" office:value-type="currency" office:currency="USD" office:value="8.61" calcext:value-type="currency">
            <text:p>$8.61</text:p>
          </table:table-cell>
          <table:table-cell table:formula="of:=IF([.E26]=&quot;NO&quot;;[.K26];0)" office:value-type="currency" office:currency="USD" office:value="8.61" calcext:value-type="currency">
            <text:p>$8.61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uM4152BRIZ</text:p>
          </table:table-cell>
          <table:table-cell office:value-type="string" calcext:value-type="string">
            <text:p>Package_SO:SOIC-20W_7.5x12.8mm_P1.27m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www.mouser.co.uk/ProductDetail/Analog-Devices/ADUM4152BRIZ?qs=sGAEpiMZZMssyD0wnx%2FymM3uoszS8FAKcmBj0JFrQmfFLQKYHCTJAQ%3D%3D" xlink:type="simple">584-ADUM4152BRIZ</text:a></text:p>
          </table:table-cell>
          <table:table-cell office:value-type="string" calcext:value-type="string">
            <text:p>ADUM4152BRIZ</text:p>
          </table:table-cell>
          <table:table-cell office:value-type="currency" office:currency="USD" office:value="9.48" calcext:value-type="currency">
            <text:p>$9.4800</text:p>
          </table:table-cell>
          <table:table-cell office:value-type="float" office:value="1" calcext:value-type="float">
            <text:p>1</text:p>
          </table:table-cell>
          <table:table-cell table:formula="of:=MAX([.J27];[.B27])*[.I27]" office:value-type="currency" office:currency="USD" office:value="9.48" calcext:value-type="currency">
            <text:p>$9.48</text:p>
          </table:table-cell>
          <table:table-cell table:formula="of:=IF([.E27]=&quot;NO&quot;;[.K27];0)" office:value-type="currency" office:currency="USD" office:value="9.48" calcext:value-type="currency">
            <text:p>$9.48</text:p>
          </table:table-cell>
        </table:table-row>
        <table:table-row table:style-name="ro1">
          <table:table-cell office:value-type="string" calcext:value-type="string">
            <text:p>U4 U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Low-Dropout-Regulators-LDO_DIODES_AZ1117CH-3-3TRG1_AZ1117CH-3-3TRG1_C92102.html" xlink:type="simple">C92102</text:a></text:p>
          </table:table-cell>
          <table:table-cell office:value-type="string" calcext:value-type="string">
            <text:p>AZ1117CH-3.3TRG1</text:p>
          </table:table-cell>
          <table:table-cell office:value-type="currency" office:currency="USD" office:value="0.0677" calcext:value-type="currency">
            <text:p>$0.0677</text:p>
          </table:table-cell>
          <table:table-cell office:value-type="float" office:value="5" calcext:value-type="float">
            <text:p>5</text:p>
          </table:table-cell>
          <table:table-cell table:formula="of:=MAX([.J28];[.B28])*[.I28]" office:value-type="currency" office:currency="USD" office:value="0.3385" calcext:value-type="currency">
            <text:p>$0.34</text:p>
          </table:table-cell>
          <table:table-cell table:formula="of:=IF([.E28]=&quot;NO&quot;;[.K28];0)" office:value-type="currency" office:currency="USD" office:value="0.3385" calcext:value-type="currency">
            <text:p>$0.34</text:p>
          </table:table-cell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VER-B_(16MB)</text:p>
          </table:table-cell>
          <table:table-cell office:value-type="string" calcext:value-type="string">
            <text:p>ESP32-WROVER-B__16MB_:XCVR_ESP32-WROVER-B_(16MB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www.mouser.co.uk/ProductDetail/Espressif-Systems/ESP32-WROVER-B-16MB?qs=sGAEpiMZZMsRr7brxAGoXSSUPDSAjAiVNv8D8QCq%252BnUGhuk1M9NiUA%3D%3D" xlink:type="simple">356-ESP32-WROB(16MB)</text:a></text:p>
          </table:table-cell>
          <table:table-cell office:value-type="string" calcext:value-type="string">
            <text:p>ESP32-WROVER (16MB) </text:p>
          </table:table-cell>
          <table:table-cell office:value-type="currency" office:currency="USD" office:value="4.83" calcext:value-type="currency">
            <text:p>$4.8300</text:p>
          </table:table-cell>
          <table:table-cell office:value-type="float" office:value="1" calcext:value-type="float">
            <text:p>1</text:p>
          </table:table-cell>
          <table:table-cell table:formula="of:=MAX([.J29];[.B29])*[.I29]" office:value-type="currency" office:currency="USD" office:value="4.83" calcext:value-type="currency">
            <text:p>$4.83</text:p>
          </table:table-cell>
          <table:table-cell table:formula="of:=IF([.E29]=&quot;NO&quot;;[.K29];0)" office:value-type="currency" office:currency="USD" office:value="4.83" calcext:value-type="currency">
            <text:p>$4.83</text:p>
          </table:table-cell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9153A</text:p>
          </table:table-cell>
          <table:table-cell office:value-type="string" calcext:value-type="string">
            <text:p>Package_DFN_QFN:QFN-32-1EP_5x5mm_P0.5mm_EP3.1x3.1m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www.mouser.co.uk/ProductDetail/Analog-Devices/ADE9153AACPZ?qs=sGAEpiMZZMt%2Foy9k%2F5obbQ39AWnUpUUL5EPhbNnSbBM%3D" xlink:type="simple">584-ADE9153AACPZ</text:a></text:p>
          </table:table-cell>
          <table:table-cell office:value-type="string" calcext:value-type="string">
            <text:p>ADE9153AACPZ</text:p>
          </table:table-cell>
          <table:table-cell office:value-type="currency" office:currency="USD" office:value="6.38" calcext:value-type="currency">
            <text:p>$6.3800</text:p>
          </table:table-cell>
          <table:table-cell office:value-type="float" office:value="1" calcext:value-type="float">
            <text:p>1</text:p>
          </table:table-cell>
          <table:table-cell table:formula="of:=MAX([.J30];[.B30])*[.I30]" office:value-type="currency" office:currency="USD" office:value="6.38" calcext:value-type="currency">
            <text:p>$6.38</text:p>
          </table:table-cell>
          <table:table-cell table:formula="of:=IF([.E30]=&quot;NO&quot;;[.K30];0)" office:value-type="currency" office:currency="USD" office:value="6.38" calcext:value-type="currency">
            <text:p>$6.38</text:p>
          </table:table-cell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288MHz 18pF</text:p>
          </table:table-cell>
          <table:table-cell office:value-type="string" calcext:value-type="string">
            <text:p>Crystal:Crystal_SMD_3225-4Pin_3.2x2.5m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SMD-Oscillators-XO_EPSON_Q33310F70062000_SG-310SCF-12-288MHZ-3-3V-40-85_C24117.html" xlink:type="simple">C24117</text:a></text:p>
          </table:table-cell>
          <table:table-cell office:value-type="string" calcext:value-type="string">
            <text:p>Q33310F70062000</text:p>
          </table:table-cell>
          <table:table-cell office:value-type="currency" office:currency="USD" office:value="0.6968" calcext:value-type="currency">
            <text:p>$0.6968</text:p>
          </table:table-cell>
          <table:table-cell office:value-type="float" office:value="1" calcext:value-type="float">
            <text:p>1</text:p>
          </table:table-cell>
          <table:table-cell table:formula="of:=MAX([.J31];[.B31])*[.I31]" office:value-type="currency" office:currency="USD" office:value="0.6968" calcext:value-type="currency">
            <text:p>$0.70</text:p>
          </table:table-cell>
          <table:table-cell table:formula="of:=IF([.E31]=&quot;NO&quot;;[.K31];0)" office:value-type="currency" office:currency="USD" office:value="0.6968" calcext:value-type="currency">
            <text:p>$0.7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formula="of:=SUM([.K2:.K31])" office:value-type="currency" office:currency="USD" office:value="51.7763" calcext:value-type="currency">
            <text:p>$51.78</text:p>
          </table:table-cell>
          <table:table-cell table:formula="of:=SUM([.L2:.L31])" office:value-type="currency" office:currency="USD" office:value="50.8803" calcext:value-type="currency">
            <text:p>$50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12P0" style:volatile="true" number:language="en" number:country="GB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2P0"/>
    </number:currency-style>
    <number:currency-style style:name="N10114P0" style:volatile="true" number:language="en" number:country="GB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0114" number:language="en" number:country="GB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0114P0"/>
    </number:currency-style>
    <number:currency-style style:name="N10116P0" style:volatile="true" number:language="en" number:country="GB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16" number:language="en" number:country="GB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15:22:29.887646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2T15:35:14.721847855</dc:date>
    <meta:editing-duration>PT20M54S</meta:editing-duration>
    <meta:editing-cycles>6</meta:editing-cycles>
    <meta:generator>LibreOffice/6.2.3.2$Linux_X86_64 LibreOffice_project/20$Build-2</meta:generator>
    <meta:document-statistic meta:table-count="1" meta:cell-count="374" meta:object-count="0"/>
  </office:meta>
</office:document-meta>
</file>